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text-properties officeooo:paragraph-rsid="003b7f0b"/>
    </style:style>
    <style:style style:name="P22" style:family="paragraph" style:parent-style-name="Text_20_body">
      <style:text-properties officeooo:rsid="003b7f0b" officeooo:paragraph-rsid="003b7f0b"/>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text-properties officeooo:rsid="003c140d" officeooo:paragraph-rsid="003c140d"/>
    </style:style>
    <style:style style:name="P27" style:family="paragraph" style:parent-style-name="Text_20_body" style:list-style-name="L4">
      <style:text-properties officeooo:paragraph-rsid="003ced8f"/>
    </style:style>
    <style:style style:name="P28" style:family="paragraph" style:parent-style-name="Text_20_body" style:list-style-name="L4">
      <style:text-properties officeooo:rsid="003ced8f" officeooo:paragraph-rsid="003ced8f"/>
    </style:style>
    <style:style style:name="P29"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style:style style:name="T15" style:family="text">
      <style:text-properties officeooo:rsid="003c140d"/>
    </style:style>
    <style:style style:name="T16" style:family="text">
      <style:text-properties officeooo:rsid="003ced8f"/>
    </style:style>
    <style:style style:name="T17" style:family="text">
      <style:text-properties officeooo:rsid="003eada9"/>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 text:style-name="Internet_20_link" text:visited-style-name="Visited_20_Internet_20_Link">https://needhamia.com/?p=661</text:a></text:p>
      <text:p text:style-name="Standard">@bneedhamia <text:span text:style-name="T5">on Twitter</text:span></text:p>
      <text:p text:style-name="Standard"/>
      <text:h text:style-name="Heading_20_2" text:outline-level="2">Summary</text:h>
      <text:p text:style-name="P21">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Text_20_body"><text:span text:style-name="T15">The scale hardware and software are running. It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span></text:p>
      <text:p text:style-name="P22">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 text:style-name="Internet_20_link" text:visited-style-name="Visited_20_Internet_20_Link">http://makezine.com/projects/bees-sensors-monitor-hive-health/</text:a>. It uses <text:a xlink:type="simple" xlink:href="https://data.sparkfun.com/" office:target-frame-name="_top" xlink:show="replace" text:style-name="Internet_20_link" text:visited-style-name="Visited_20_Internet_20_Link">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7455521360945447103" text:style-name="L1">
        <text:list-item>
          <text:p text:style-name="P23">Her bed is a good place to weigh her. I suppose I could put the scale under her crate, but she spends more time in her bed than in her crate.</text:p>
        </text:list-item>
        <text:list-item>
          <text:p text:style-name="P23">She usually doesn't take toys or other animals to bed, so the maximum minus minimum weight will be her true weight. <text:s/>If she brought things into her bed, the weight measure would be complicated.</text:p>
        </text:list-item>
        <text:list-item>
          <text:p text:style-name="P23">Even though she moves around the room in the night, she spends at least a few minutes asleep in her bed every night, so that's a good time to weigh her.</text:p>
        </text:list-item>
        <text:list-item>
          <text:p text:style-name="P23">Although she sometimes sleeps with her head hanging over the edge of the bed, it never touches the floor. <text:s/>If it did, I wouldn't get a good weight reading.</text:p>
        </text:list-item>
        <text:list-item>
          <text:p text:style-name="P23">I'll have to see whether her bed cover touches the floor. <text:s/>I'm assuming it doesn't.</text:p>
        </text:list-item>
      </text:list>
      <text:p text:style-name="Text_20_body"><text:soft-page-break/>I've ordered and received parts from Sparkfun (see BillOfMaterials.ods). <text:s/>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1474857720837675230" text:style-name="L2">
        <text:list-item>
          <text:p text:style-name="P24">Each load sensor needs to be supported only on its outside arms; the center arm must be free to bend – that arm is where the strain sensor is attached.</text:p>
        </text:list-item>
        <text:list-item>
          <text:p text:style-name="P24">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4">To prevent the top piece from slipping off when bumped, I'm thinking of attaching sides to it, so that the top piece is sort of a wooden box lid with sides that go down to part of the lower part.</text:p>
        </text:list-item>
        <text:list-item>
          <text:p text:style-name="P24">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text:soft-page-break/>Bought 2 sheets of 4'x4'x3/4” plywood. <text:s/>1/2” seemed to flex too much; 3/4” didn't flex with the weight I'm planning on.</text:p>
      <text:p text:style-name="Text_20_body">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text:soft-page-break/>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5575405816436843503" text:style-name="L3">
        <text:list-item>
          <text:p text:style-name="P25">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25">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text:soft-page-break/>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text:soft-page-break/>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ext:soft-page-break/>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text:soft-page-break/>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text:soft-page-break/>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text:soft-page-break/>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 text:style-name="Internet_20_link" text:visited-style-name="Visited_20_Internet_20_Link">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 text:style-name="Internet_20_link" text:visited-style-name="Visited_20_Internet_20_Link">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text:soft-page-break/>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text:soft-page-break/>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text:soft-page-break/>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text:span><text:soft-page-break/><text:span text:style-name="T9">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text:soft-page-break/>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2">I've successfully set up the Raspberry Pi with Raspbian Linux, updated the Pi BLE stack, installed Node.js, and installed the Node.js BLE package, “noble”. <text:s/>See PiConfig.txt for details.</text:p>
      <text:p text:style-name="P22">I'm in the process of redoing the installation, following and updating the instructions in PiConfig.txt.</text:p>
      <text:h text:style-name="Heading_20_2" text:outline-level="2">June 28-29, 2016 – Writing BLE Node.js code</text:h>
      <text:p text:style-name="P26">The scalegateway code is currently a<text:span text:style-name="T17">n only-</text:span>slightly-modified version of noble/test.js <text:span text:style-name="T17">(needs to be totally rewritten)</text:span>: it reads a properties file, then reads a single weight measurement from the scale. The weight parsing needs work, because it seems to report values that differ from those reported by the Nordic BLE testing app (which I trust).</text:p>
      <text:p text:style-name="P26"><text:soft-page-break/>I've learned that if the BLE Client (scalegateway) exits without disconnecting, the Arduino 101 remains in a non-advertising state which requires a reset to fix.</text:p>
      <text:h text:style-name="Heading_20_2" text:outline-level="2">Next steps:</text:h>
      <text:list xml:id="list7375245619222882699" text:style-name="L4">
        <text:list-item>
          <text:p text:style-name="P27"><text:span text:style-name="T16">Modify scalegateway to periodically read a set of 5 weights from the scale.</text:span></text:p>
        </text:list-item>
        <text:list-item>
          <text:p text:style-name="P28">Upload the data to a data.sparkfun.com stre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ARM_EABI LibreOffice_project/430m0$Build-2</meta:generator>
    <meta:keyword>CTPClassification=CTP_NWR:VisualMarkings=</meta:keyword>
    <meta:creation-date>2016-04-03T11:38:00Z</meta:creation-date>
    <dc:date>2016-06-29T22:52:53.616600723</dc:date>
    <meta:editing-cycles>93</meta:editing-cycles>
    <meta:editing-duration>P1DT4H14M33S</meta:editing-duration>
    <meta:document-statistic meta:table-count="1" meta:image-count="0" meta:object-count="0" meta:page-count="16" meta:paragraph-count="206" meta:word-count="7369" meta:character-count="41164" meta:non-whitespace-character-count="33786"/>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